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4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1.798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1.622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1.622cm" loext:decorative="false"/>
      <style:paragraph-properties style:writing-mode="lr-tb"/>
    </style:style>
    <style:style style:name="gr9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25cm" svg:height="1.5cm" svg:x="1.5cm" svg:y="4.751cm">
          <text:p text:style-name="P1">pieza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5cm" svg:height="1.979cm" svg:x="1.75cm" svg:y="1.5cm">
          <draw:text-box>
            <text:p text:style-name="P2"><text:span text:style-name="T1">- </text:span></text:p>
            <text:p text:style-name="P2"><text:span text:style-name="T2">- IdPieza</text:span></text:p>
            <text:p text:style-name="P2"><text:span text:style-name="T2">- unidades</text:span></text:p>
            <text:p text:style-name="P2"><text:span text:style-name="T2">- </text:span></text:p>
          </draw:text-box>
        </draw:frame>
        <draw:custom-shape draw:style-name="gr1" draw:text-style-name="P1" draw:layer="layout" svg:width="5.25cm" svg:height="1.5cm" svg:x="13.5cm" svg:y="4.751cm">
          <text:p text:style-name="P1">muebl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502cm" svg:height="1.199cm" svg:x="14.25cm" svg:y="2.251cm">
          <draw:text-box>
            <text:p><text:span text:style-name="T3"/></text:p>
            <text:p><text:span text:style-name="T4"/></text:p>
          </draw:text-box>
        </draw:frame>
        <draw:custom-shape draw:style-name="gr1" draw:text-style-name="P1" draw:layer="layout" svg:width="5.25cm" svg:height="1.5cm" svg:x="8cm" svg:y="10.501cm">
          <text:p text:style-name="P1">estante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75cm" svg:height="2.147cm" svg:x="7.75cm" svg:y="12.604cm">
          <draw:text-box>
            <text:p><text:span text:style-name="T5"/></text:p>
            <text:p><text:span text:style-name="T5"/></text:p>
            <text:p><text:span text:style-name="T4"/></text:p>
          </draw:text-box>
        </draw:frame>
        <draw:line draw:style-name="gr5" draw:text-style-name="P5" draw:layer="layout" svg:x1="4cm" svg:y1="6.251cm" svg:x2="8cm" svg:y2="11.501cm">
          <text:p/>
        </draw:line>
        <draw:line draw:style-name="gr5" draw:text-style-name="P5" draw:layer="layout" svg:x1="13.25cm" svg:y1="10.751cm" svg:x2="16.25cm" svg:y2="6.251cm">
          <text:p/>
        </draw:line>
        <draw:line draw:style-name="gr5" draw:text-style-name="P5" draw:layer="layout" svg:x1="6.75cm" svg:y1="5.501cm" svg:x2="13.5cm" svg:y2="5.501cm">
          <text:p/>
        </draw:line>
        <draw:custom-shape draw:style-name="gr6" draw:text-style-name="P1" draw:layer="layout" svg:width="3.25cm" svg:height="1.5cm" svg:x="8.75cm" svg:y="4.751cm">
          <text:p text:style-name="P1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cm" svg:height="1.5cm" svg:x="13.75cm" svg:y="8.001cm"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cm" svg:height="1cm" svg:x="9cm" svg:y="2.751cm">
          <text:p text:style-name="P1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cm" svg:y1="4.75cm" svg:x2="9.25cm" svg:y2="3.251cm">
          <text:p/>
        </draw:line>
        <draw:line draw:style-name="gr10" draw:text-style-name="P5" draw:layer="layout" svg:x1="12cm" svg:y1="3.251cm" svg:x2="16.25cm" svg:y2="4.751cm">
          <text:p/>
        </draw:line>
        <draw:line draw:style-name="gr5" draw:text-style-name="P6" draw:layer="layout" svg:x1="9cm" svg:y1="7.001cm" svg:x2="9.5cm" svg:y2="6.001cm">
          <text:p/>
        </draw:line>
        <draw:custom-shape draw:style-name="gr8" draw:text-style-name="P1" draw:layer="layout" svg:width="3cm" svg:height="1cm" svg:x="4cm" svg:y="7.751cm">
          <text:p text:style-name="P1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4.75cm" svg:y1="8.5cm" svg:x2="4.5cm" svg:y2="9.501cm">
          <text:p/>
        </draw:line>
        <draw:frame draw:style-name="gr3" draw:text-style-name="P7" draw:layer="layout" svg:width="2.667cm" svg:height="1.115cm" svg:x="15.5cm" svg:y="2.25cm">
          <draw:text-box>
            <text:p><text:span text:style-name="T8">- numPiezas</text:span></text:p>
            <text:p><text:span text:style-name="T8">- prec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6T09:37:35.707000000</meta:creation-date>
    <dc:date>2024-10-16T09:50:21.298000000</dc:date>
    <meta:editing-duration>PT12M43S</meta:editing-duration>
    <meta:editing-cycles>5</meta:editing-cycles>
    <meta:generator>LibreOffice/24.8.0.3$Windows_X86_64 LibreOffice_project/0bdf1299c94fe897b119f97f3c613e9dca6be583</meta:generator>
    <meta:document-statistic meta:object-count="18"/>
  </office:meta>
</office:document-meta>
</file>